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387cm"/>
    </style:style>
    <style:style style:name="co2" style:family="table-column">
      <style:table-column-properties fo:break-before="auto" style:column-width="7.571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4.276cm"/>
    </style:style>
    <style:style style:name="co5" style:family="table-column">
      <style:table-column-properties fo:break-before="auto" style:column-width="4.0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color="#1a1a1a" style:font-name="Arial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8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SET statement_timeout = 0</text:p>
          </table:table-cell>
          <table:table-cell table:number-columns-repeated="4"/>
        </table:table-row>
        <table:table-row table:style-name="ro1">
          <table:table-cell office:value-type="string">
            <text:p>SET client_encoding = 'UTF8'</text:p>
          </table:table-cell>
          <table:table-cell table:number-columns-repeated="4"/>
        </table:table-row>
        <table:table-row table:style-name="ro1">
          <table:table-cell office:value-type="string">
            <text:p>SET standard_conforming_strings = off</text:p>
          </table:table-cell>
          <table:table-cell table:number-columns-repeated="4"/>
        </table:table-row>
        <table:table-row table:style-name="ro1">
          <table:table-cell office:value-type="string">
            <text:p>SET check_function_bodies = false</text:p>
          </table:table-cell>
          <table:table-cell table:number-columns-repeated="4"/>
        </table:table-row>
        <table:table-row table:style-name="ro1">
          <table:table-cell office:value-type="string">
            <text:p>SET client_min_messages = warning</text:p>
          </table:table-cell>
          <table:table-cell table:number-columns-repeated="4"/>
        </table:table-row>
        <table:table-row table:style-name="ro1">
          <table:table-cell office:value-type="string">
            <text:p>SET escape_string_warning = of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SERT INTO buckle(buckle_name, date_acquired) VALUES ('</text:p>
          </table:table-cell>
          <table:table-cell table:number-columns-repeated="3"/>
        </table:table-row>
        <table:table-row table:style-name="ro1">
          <table:table-cell office:value-type="string">
            <text:p>SET search_path = public, pg_catalog</text:p>
          </table:table-cell>
          <table:table-cell office:value-type="string">
            <text:p>INSERT INTO buckle_image(filename, buckle_id) VALUES ('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.jpg', currval('buckle_buckle_id_seq'));</text:p>
          </table:table-cell>
          <table:table-cell table:number-columns-repeated="3"/>
        </table:table-row>
        <table:table-row table:style-name="ro1">
          <table:table-cell office:value-type="string">
            <text:p>/*</text:p>
          </table:table-cell>
          <table:table-cell table:number-columns-repeated="4"/>
        </table:table-row>
        <table:table-row table:style-name="ro1">
          <table:table-cell office:value-type="string">
            <text:p>DELETE FROM buckle_image;</text:p>
          </table:table-cell>
          <table:table-cell table:number-columns-repeated="4"/>
        </table:table-row>
        <table:table-row table:style-name="ro1">
          <table:table-cell office:value-type="string">
            <text:p>DELETE FROM buckle;</text:p>
          </table:table-cell>
          <table:table-cell table:number-columns-repeated="4"/>
        </table:table-row>
        <table:table-row table:style-name="ro1">
          <table:table-cell office:value-type="string">
            <text:p>ALTER SEQUENCE buckle_buckle_id_seq RESTART WITH 1;</text:p>
          </table:table-cell>
          <table:table-cell table:number-columns-repeated="4"/>
        </table:table-row>
        <table:table-row table:style-name="ro1">
          <table:table-cell office:value-type="string">
            <text:p>ALTER SEQUENCE buckle_image_id_seq RESTART WITH 1;</text:p>
          </table:table-cell>
          <table:table-cell table:number-columns-repeated="4"/>
        </table:table-row>
        <table:table-row table:style-name="ro1">
          <table:table-cell office:value-type="string">
            <text:p>*/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formula="of:=[.$B$7] &amp; [.B17] &amp; &quot;', '&quot; &amp; TEXT([.C17]; &quot;YYYY-MM-DD&quot;) &amp; &quot;'); &quot; &amp; [.$B$8] &amp; [.D17] &amp; [.$B$9]" office:value-type="string" office:string-value="INSERT INTO buckle(buckle_name, date_acquired) VALUES ('Pink Floyd', '2008-08-01'); INSERT INTO buckle_image(filename, buckle_id) VALUES ('IMG_20131225_110411.jpg', currval('buckle_buckle_id_seq'));">
            <text:p>INSERT INTO buckle(buckle_name, date_acquired) VALUES ('Pink Floyd', '2008-08-01'); INSERT INTO buckle_image(filename, buckle_id) VALUES ('IMG_20131225_110411.jpg', currval('buckle_buckle_id_seq'));</text:p>
          </table:table-cell>
          <table:table-cell office:value-type="string">
            <text:p>Pink Floyd</text:p>
          </table:table-cell>
          <table:table-cell table:style-name="ce3" office:value-type="date" office:date-value="2008-08-01">
            <text:p>2008-08-01</text:p>
          </table:table-cell>
          <table:table-cell table:style-name="ce4" office:value-type="string">
            <text:p>IMG_20131225_110411</text:p>
          </table:table-cell>
          <table:table-cell/>
        </table:table-row>
        <table:table-row table:style-name="ro1">
          <table:table-cell table:formula="of:=[.$B$7] &amp; [.B18] &amp; &quot;', '&quot; &amp; TEXT([.C18]; &quot;YYYY-MM-DD&quot;) &amp; &quot;'); &quot; &amp; [.$B$8] &amp; [.D18] &amp; [.$B$9]" office:value-type="string" office:string-value="INSERT INTO buckle(buckle_name, date_acquired) VALUES ('Pink Floyd – The Wall', '2013-08-08'); INSERT INTO buckle_image(filename, buckle_id) VALUES ('IMG_20131225_110445.jpg', currval('buckle_buckle_id_seq'));">
            <text:p>INSERT INTO buckle(buckle_name, date_acquired) VALUES ('Pink Floyd – The Wall', '2013-08-08'); INSERT INTO buckle_image(filename, buckle_id) VALUES ('IMG_20131225_110445.jpg', currval('buckle_buckle_id_seq'));</text:p>
          </table:table-cell>
          <table:table-cell office:value-type="string">
            <text:p>Pink Floyd – The Wall</text:p>
          </table:table-cell>
          <table:table-cell table:style-name="ce3" office:value-type="date" office:date-value="2013-08-08">
            <text:p>2013-08-08</text:p>
          </table:table-cell>
          <table:table-cell table:style-name="ce4" office:value-type="string">
            <text:p>IMG_20131225_110445</text:p>
          </table:table-cell>
          <table:table-cell/>
        </table:table-row>
        <table:table-row table:style-name="ro1">
          <table:table-cell table:formula="of:=[.$B$7] &amp; [.B19] &amp; &quot;', '&quot; &amp; TEXT([.C19]; &quot;YYYY-MM-DD&quot;) &amp; &quot;'); &quot; &amp; [.$B$8] &amp; [.D19] &amp; [.$B$9]" office:value-type="string" office:string-value="INSERT INTO buckle(buckle_name, date_acquired) VALUES ('The Beatles (collection)', '2007-12-24'); INSERT INTO buckle_image(filename, buckle_id) VALUES ('IMG_20131225_110433.jpg', currval('buckle_buckle_id_seq'));">
            <text:p>INSERT INTO buckle(buckle_name, date_acquired) VALUES ('The Beatles (collection)', '2007-12-24'); INSERT INTO buckle_image(filename, buckle_id) VALUES ('IMG_20131225_110433.jpg', currval('buckle_buckle_id_seq'));</text:p>
          </table:table-cell>
          <table:table-cell office:value-type="string">
            <text:p>The Beatles (collection)</text:p>
          </table:table-cell>
          <table:table-cell table:style-name="ce3" office:value-type="date" office:date-value="2007-12-24">
            <text:p>2007-12-24</text:p>
          </table:table-cell>
          <table:table-cell table:style-name="ce4" office:value-type="string">
            <text:p>IMG_20131225_110433</text:p>
          </table:table-cell>
          <table:table-cell/>
        </table:table-row>
        <table:table-row table:style-name="ro1">
          <table:table-cell table:formula="of:=[.$B$7] &amp; [.B20] &amp; &quot;', '&quot; &amp; TEXT([.C20]; &quot;YYYY-MM-DD&quot;) &amp; &quot;'); &quot; &amp; [.$B$8] &amp; [.D20] &amp; [.$B$9]" office:value-type="string" office:string-value="INSERT INTO buckle(buckle_name, date_acquired) VALUES ('The Beatles drum', '2013-12-25'); INSERT INTO buckle_image(filename, buckle_id) VALUES ('IMG_20131225_110455.jpg', currval('buckle_buckle_id_seq'));">
            <text:p>INSERT INTO buckle(buckle_name, date_acquired) VALUES ('The Beatles drum', '2013-12-25'); INSERT INTO buckle_image(filename, buckle_id) VALUES ('IMG_20131225_110455.jpg', currval('buckle_buckle_id_seq'));</text:p>
          </table:table-cell>
          <table:table-cell office:value-type="string">
            <text:p>The Beatles drum</text:p>
          </table:table-cell>
          <table:table-cell table:style-name="ce3" office:value-type="date" office:date-value="2013-12-25">
            <text:p>2013-12-25</text:p>
          </table:table-cell>
          <table:table-cell table:style-name="ce4" office:value-type="string">
            <text:p>IMG_20131225_110455</text:p>
          </table:table-cell>
          <table:table-cell/>
        </table:table-row>
        <table:table-row table:style-name="ro1">
          <table:table-cell table:formula="of:=[.$B$7] &amp; [.B21] &amp; &quot;', '&quot; &amp; TEXT([.C21]; &quot;YYYY-MM-DD&quot;) &amp; &quot;'); &quot; &amp; [.$B$8] &amp; [.D21] &amp; [.$B$9]" office:value-type="string" office:string-value="INSERT INTO buckle(buckle_name, date_acquired) VALUES ('Art par Sabrina', '2013-02-02'); INSERT INTO buckle_image(filename, buckle_id) VALUES ('IMG_20131225_105700.jpg', currval('buckle_buckle_id_seq'));">
            <text:p>INSERT INTO buckle(buckle_name, date_acquired) VALUES ('Art par Sabrina', '2013-02-02'); INSERT INTO buckle_image(filename, buckle_id) VALUES ('IMG_20131225_105700.jpg', currval('buckle_buckle_id_seq'));</text:p>
          </table:table-cell>
          <table:table-cell office:value-type="string">
            <text:p>Art par Sabrina</text:p>
          </table:table-cell>
          <table:table-cell table:style-name="ce3" office:value-type="date" office:date-value="2013-02-02">
            <text:p>2013-02-02</text:p>
          </table:table-cell>
          <table:table-cell table:style-name="ce4" office:value-type="string">
            <text:p>IMG_20131225_105700</text:p>
          </table:table-cell>
          <table:table-cell/>
        </table:table-row>
        <table:table-row table:style-name="ro1">
          <table:table-cell table:formula="of:=[.$B$7] &amp; [.B22] &amp; &quot;', '&quot; &amp; TEXT([.C22]; &quot;YYYY-MM-DD&quot;) &amp; &quot;'); &quot; &amp; [.$B$8] &amp; [.D22] &amp; [.$B$9]" office:value-type="string" office:string-value="INSERT INTO buckle(buckle_name, date_acquired) VALUES ('The Legend', '2013-02-01'); INSERT INTO buckle_image(filename, buckle_id) VALUES ('IMG_20131225_110818.jpg', currval('buckle_buckle_id_seq'));">
            <text:p>INSERT INTO buckle(buckle_name, date_acquired) VALUES ('The Legend', '2013-02-01'); INSERT INTO buckle_image(filename, buckle_id) VALUES ('IMG_20131225_110818.jpg', currval('buckle_buckle_id_seq'));</text:p>
          </table:table-cell>
          <table:table-cell office:value-type="string">
            <text:p>The Legend</text:p>
          </table:table-cell>
          <table:table-cell table:style-name="ce3" office:value-type="date" office:date-value="2013-02-01">
            <text:p>2013-02-01</text:p>
          </table:table-cell>
          <table:table-cell table:style-name="ce4" office:value-type="string">
            <text:p>IMG_20131225_110818</text:p>
          </table:table-cell>
          <table:table-cell/>
        </table:table-row>
        <table:table-row table:style-name="ro1">
          <table:table-cell table:formula="of:=[.$B$7] &amp; [.B23] &amp; &quot;', '&quot; &amp; TEXT([.C23]; &quot;YYYY-MM-DD&quot;) &amp; &quot;'); &quot; &amp; [.$B$8] &amp; [.D23] &amp; [.$B$9]" office:value-type="string" office:string-value="INSERT INTO buckle(buckle_name, date_acquired) VALUES ('Bullet Bill', '2013-02-01'); INSERT INTO buckle_image(filename, buckle_id) VALUES ('IMG_20131225_110837.jpg', currval('buckle_buckle_id_seq'));">
            <text:p>INSERT INTO buckle(buckle_name, date_acquired) VALUES ('Bullet Bill', '2013-02-01'); INSERT INTO buckle_image(filename, buckle_id) VALUES ('IMG_20131225_110837.jpg', currval('buckle_buckle_id_seq'));</text:p>
          </table:table-cell>
          <table:table-cell office:value-type="string">
            <text:p>Bullet Bill</text:p>
          </table:table-cell>
          <table:table-cell table:style-name="ce3" office:value-type="date" office:date-value="2013-02-01">
            <text:p>2013-02-01</text:p>
          </table:table-cell>
          <table:table-cell table:style-name="ce4" office:value-type="string">
            <text:p>IMG_20131225_110837</text:p>
          </table:table-cell>
          <table:table-cell/>
        </table:table-row>
        <table:table-row table:style-name="ro1">
          <table:table-cell table:formula="of:=[.$B$7] &amp; [.B24] &amp; &quot;', '&quot; &amp; TEXT([.C24]; &quot;YYYY-MM-DD&quot;) &amp; &quot;'); &quot; &amp; [.$B$8] &amp; [.D24] &amp; [.$B$9]" office:value-type="string" office:string-value="INSERT INTO buckle(buckle_name, date_acquired) VALUES ('Punisher', '2013-02-01'); INSERT INTO buckle_image(filename, buckle_id) VALUES ('IMG_20131225_110806.jpg', currval('buckle_buckle_id_seq'));">
            <text:p>INSERT INTO buckle(buckle_name, date_acquired) VALUES ('Punisher', '2013-02-01'); INSERT INTO buckle_image(filename, buckle_id) VALUES ('IMG_20131225_110806.jpg', currval('buckle_buckle_id_seq'));</text:p>
          </table:table-cell>
          <table:table-cell office:value-type="string">
            <text:p>Punisher</text:p>
          </table:table-cell>
          <table:table-cell table:style-name="ce3" office:value-type="date" office:date-value="2013-02-01">
            <text:p>2013-02-01</text:p>
          </table:table-cell>
          <table:table-cell table:style-name="ce4" office:value-type="string">
            <text:p>IMG_20131225_110806</text:p>
          </table:table-cell>
          <table:table-cell/>
        </table:table-row>
        <table:table-row table:style-name="ro1">
          <table:table-cell table:formula="of:=[.$B$7] &amp; [.B25] &amp; &quot;', '&quot; &amp; TEXT([.C25]; &quot;YYYY-MM-DD&quot;) &amp; &quot;'); &quot; &amp; [.$B$8] &amp; [.D25] &amp; [.$B$9]" office:value-type="string" office:string-value="INSERT INTO buckle(buckle_name, date_acquired) VALUES ('Massey Ferguson 1965 – 1975', '2013-02-02'); INSERT INTO buckle_image(filename, buckle_id) VALUES ('IMG_20131225_105541.jpg', currval('buckle_buckle_id_seq'));">
            <text:p>INSERT INTO buckle(buckle_name, date_acquired) VALUES ('Massey Ferguson 1965 – 1975', '2013-02-02'); INSERT INTO buckle_image(filename, buckle_id) VALUES ('IMG_20131225_105541.jpg', currval('buckle_buckle_id_seq'));</text:p>
          </table:table-cell>
          <table:table-cell office:value-type="string">
            <text:p>Massey Ferguson 1965 – 1975</text:p>
          </table:table-cell>
          <table:table-cell table:style-name="ce3" office:value-type="date" office:date-value="2013-02-02">
            <text:p>2013-02-02</text:p>
          </table:table-cell>
          <table:table-cell table:style-name="ce4" office:value-type="string">
            <text:p>IMG_20131225_105541</text:p>
          </table:table-cell>
          <table:table-cell/>
        </table:table-row>
        <table:table-row table:style-name="ro1">
          <table:table-cell table:formula="of:=[.$B$7] &amp; [.B26] &amp; &quot;', '&quot; &amp; TEXT([.C26]; &quot;YYYY-MM-DD&quot;) &amp; &quot;'); &quot; &amp; [.$B$8] &amp; [.D26] &amp; [.$B$9]" office:value-type="string" office:string-value="INSERT INTO buckle(buckle_name, date_acquired) VALUES ('Family Guy : Stewie', '2012-12-25'); INSERT INTO buckle_image(filename, buckle_id) VALUES ('IMG_20131225_110504.jpg', currval('buckle_buckle_id_seq'));">
            <text:p>INSERT INTO buckle(buckle_name, date_acquired) VALUES ('Family Guy : Stewie', '2012-12-25'); INSERT INTO buckle_image(filename, buckle_id) VALUES ('IMG_20131225_110504.jpg', currval('buckle_buckle_id_seq'));</text:p>
          </table:table-cell>
          <table:table-cell office:value-type="string">
            <text:p>Family Guy : Stewie</text:p>
          </table:table-cell>
          <table:table-cell table:style-name="ce3" office:value-type="date" office:date-value="2012-12-25">
            <text:p>2012-12-25</text:p>
          </table:table-cell>
          <table:table-cell table:style-name="ce4" office:value-type="string">
            <text:p>IMG_20131225_110504</text:p>
          </table:table-cell>
          <table:table-cell/>
        </table:table-row>
        <table:table-row table:style-name="ro1">
          <table:table-cell table:formula="of:=[.$B$7] &amp; [.B27] &amp; &quot;', '&quot; &amp; TEXT([.C27]; &quot;YYYY-MM-DD&quot;) &amp; &quot;'); &quot; &amp; [.$B$8] &amp; [.D27] &amp; [.$B$9]" office:value-type="string" office:string-value="INSERT INTO buckle(buckle_name, date_acquired) VALUES ('Family Guy : Peter', '2013-01-04'); INSERT INTO buckle_image(filename, buckle_id) VALUES ('IMG_20131225_110518.jpg', currval('buckle_buckle_id_seq'));">
            <text:p>INSERT INTO buckle(buckle_name, date_acquired) VALUES ('Family Guy : Peter', '2013-01-04'); INSERT INTO buckle_image(filename, buckle_id) VALUES ('IMG_20131225_110518.jpg', currval('buckle_buckle_id_seq'));</text:p>
          </table:table-cell>
          <table:table-cell office:value-type="string">
            <text:p>Family Guy : Peter</text:p>
          </table:table-cell>
          <table:table-cell table:style-name="ce3" office:value-type="date" office:date-value="2013-01-04">
            <text:p>2013-01-04</text:p>
          </table:table-cell>
          <table:table-cell table:style-name="ce4" office:value-type="string">
            <text:p>IMG_20131225_110518</text:p>
          </table:table-cell>
          <table:table-cell/>
        </table:table-row>
        <table:table-row table:style-name="ro1">
          <table:table-cell table:formula="of:=[.$B$7] &amp; [.B28] &amp; &quot;', '&quot; &amp; TEXT([.C28]; &quot;YYYY-MM-DD&quot;) &amp; &quot;'); &quot; &amp; [.$B$8] &amp; [.D28] &amp; [.$B$9]" office:value-type="string" office:string-value="INSERT INTO buckle(buckle_name, date_acquired) VALUES ('Family Guy : Stewie as Alex DeLarge', '2008-01-01'); INSERT INTO buckle_image(filename, buckle_id) VALUES ('IMG_20131225_110525.jpg', currval('buckle_buckle_id_seq'));">
            <text:p>INSERT INTO buckle(buckle_name, date_acquired) VALUES ('Family Guy : Stewie as Alex DeLarge', '2008-01-01'); INSERT INTO buckle_image(filename, buckle_id) VALUES ('IMG_20131225_110525.jpg', currval('buckle_buckle_id_seq'));</text:p>
          </table:table-cell>
          <table:table-cell office:value-type="string">
            <text:p>Family Guy : Stewie as Alex DeLarge</text:p>
          </table:table-cell>
          <table:table-cell table:style-name="ce3" office:value-type="date" office:date-value="2008-01-01">
            <text:p>2008-01-01</text:p>
          </table:table-cell>
          <table:table-cell table:style-name="ce4" office:value-type="string">
            <text:p>IMG_20131225_110525</text:p>
          </table:table-cell>
          <table:table-cell/>
        </table:table-row>
        <table:table-row table:style-name="ro1">
          <table:table-cell table:formula="of:=[.$B$7] &amp; [.B29] &amp; &quot;', '&quot; &amp; TEXT([.C29]; &quot;YYYY-MM-DD&quot;) &amp; &quot;'); &quot; &amp; [.$B$8] &amp; [.D29] &amp; [.$B$9]" office:value-type="string" office:string-value="INSERT INTO buckle(buckle_name, date_acquired) VALUES ('Loup ultra viril', '2009-02-01'); INSERT INTO buckle_image(filename, buckle_id) VALUES ('IMG_20131225_105524.jpg', currval('buckle_buckle_id_seq'));">
            <text:p>INSERT INTO buckle(buckle_name, date_acquired) VALUES ('Loup ultra viril', '2009-02-01'); INSERT INTO buckle_image(filename, buckle_id) VALUES ('IMG_20131225_105524.jpg', currval('buckle_buckle_id_seq'));</text:p>
          </table:table-cell>
          <table:table-cell office:value-type="string">
            <text:p>Loup ultra viril</text:p>
          </table:table-cell>
          <table:table-cell table:style-name="ce3" office:value-type="date" office:date-value="2009-02-01">
            <text:p>2009-02-01</text:p>
          </table:table-cell>
          <table:table-cell table:style-name="ce4" office:value-type="string">
            <text:p>IMG_20131225_105524</text:p>
          </table:table-cell>
          <table:table-cell/>
        </table:table-row>
        <table:table-row table:style-name="ro1">
          <table:table-cell table:formula="of:=[.$B$7] &amp; [.B30] &amp; &quot;', '&quot; &amp; TEXT([.C30]; &quot;YYYY-MM-DD&quot;) &amp; &quot;'); &quot; &amp; [.$B$8] &amp; [.D30] &amp; [.$B$9]" office:value-type="string" office:string-value="INSERT INTO buckle(buckle_name, date_acquired) VALUES ('Robot', '2010-09-09'); INSERT INTO buckle_image(filename, buckle_id) VALUES ('IMG_20131225_105649.jpg', currval('buckle_buckle_id_seq'));">
            <text:p>INSERT INTO buckle(buckle_name, date_acquired) VALUES ('Robot', '2010-09-09'); INSERT INTO buckle_image(filename, buckle_id) VALUES ('IMG_20131225_105649.jpg', currval('buckle_buckle_id_seq'));</text:p>
          </table:table-cell>
          <table:table-cell office:value-type="string">
            <text:p>Robot</text:p>
          </table:table-cell>
          <table:table-cell table:style-name="ce3" office:value-type="date" office:date-value="2010-09-09">
            <text:p>2010-09-09</text:p>
          </table:table-cell>
          <table:table-cell table:style-name="ce4" office:value-type="string">
            <text:p>IMG_20131225_105649</text:p>
          </table:table-cell>
          <table:table-cell/>
        </table:table-row>
        <table:table-row table:style-name="ro1">
          <table:table-cell table:formula="of:=[.$B$7] &amp; [.B31] &amp; &quot;', '&quot; &amp; TEXT([.C31]; &quot;YYYY-MM-DD&quot;) &amp; &quot;'); &quot; &amp; [.$B$8] &amp; [.D31] &amp; [.$B$9]" office:value-type="string" office:string-value="INSERT INTO buckle(buckle_name, date_acquired) VALUES ('Led Zeppelin', '2012-09-09'); INSERT INTO buckle_image(filename, buckle_id) VALUES ('IMG_20131225_110422.jpg', currval('buckle_buckle_id_seq'));">
            <text:p>INSERT INTO buckle(buckle_name, date_acquired) VALUES ('Led Zeppelin', '2012-09-09'); INSERT INTO buckle_image(filename, buckle_id) VALUES ('IMG_20131225_110422.jpg', currval('buckle_buckle_id_seq'));</text:p>
          </table:table-cell>
          <table:table-cell office:value-type="string">
            <text:p>Led Zeppelin</text:p>
          </table:table-cell>
          <table:table-cell table:style-name="ce3" office:value-type="date" office:date-value="2012-09-09">
            <text:p>2012-09-09</text:p>
          </table:table-cell>
          <table:table-cell table:style-name="ce4" office:value-type="string">
            <text:p>IMG_20131225_110422</text:p>
          </table:table-cell>
          <table:table-cell/>
        </table:table-row>
        <table:table-row table:style-name="ro1">
          <table:table-cell table:formula="of:=[.$B$7] &amp; [.B32] &amp; &quot;', '&quot; &amp; TEXT([.C32]; &quot;YYYY-MM-DD&quot;) &amp; &quot;'); &quot; &amp; [.$B$8] &amp; [.D32] &amp; [.$B$9]" office:value-type="string" office:string-value="INSERT INTO buckle(buckle_name, date_acquired) VALUES ('Beaver crossing', '2008-01-01'); INSERT INTO buckle_image(filename, buckle_id) VALUES ('IMG_20131225_110337.jpg', currval('buckle_buckle_id_seq'));">
            <text:p>INSERT INTO buckle(buckle_name, date_acquired) VALUES ('Beaver crossing', '2008-01-01'); INSERT INTO buckle_image(filename, buckle_id) VALUES ('IMG_20131225_110337.jpg', currval('buckle_buckle_id_seq'));</text:p>
          </table:table-cell>
          <table:table-cell office:value-type="string">
            <text:p>Beaver crossing</text:p>
          </table:table-cell>
          <table:table-cell table:style-name="ce3" office:value-type="date" office:date-value="2008-01-01">
            <text:p>2008-01-01</text:p>
          </table:table-cell>
          <table:table-cell table:style-name="ce4" office:value-type="string">
            <text:p>IMG_20131225_110337</text:p>
          </table:table-cell>
          <table:table-cell/>
        </table:table-row>
        <table:table-row table:style-name="ro1">
          <table:table-cell table:formula="of:=[.$B$7] &amp; [.B33] &amp; &quot;', '&quot; &amp; TEXT([.C33]; &quot;YYYY-MM-DD&quot;) &amp; &quot;'); &quot; &amp; [.$B$8] &amp; [.D33] &amp; [.$B$9]" office:value-type="string" office:string-value="INSERT INTO buckle(buckle_name, date_acquired) VALUES ('Design celtique', '2008-01-01'); INSERT INTO buckle_image(filename, buckle_id) VALUES ('IMG_20131225_110811.jpg', currval('buckle_buckle_id_seq'));">
            <text:p>INSERT INTO buckle(buckle_name, date_acquired) VALUES ('Design celtique', '2008-01-01'); INSERT INTO buckle_image(filename, buckle_id) VALUES ('IMG_20131225_110811.jpg', currval('buckle_buckle_id_seq'));</text:p>
          </table:table-cell>
          <table:table-cell office:value-type="string">
            <text:p>Design celtique</text:p>
          </table:table-cell>
          <table:table-cell table:style-name="ce3" office:value-type="date" office:date-value="2008-01-01">
            <text:p>2008-01-01</text:p>
          </table:table-cell>
          <table:table-cell table:style-name="ce4" office:value-type="string">
            <text:p>IMG_20131225_110811</text:p>
          </table:table-cell>
          <table:table-cell/>
        </table:table-row>
        <table:table-row table:style-name="ro1">
          <table:table-cell table:formula="of:=[.$B$7] &amp; [.B34] &amp; &quot;', '&quot; &amp; TEXT([.C34]; &quot;YYYY-MM-DD&quot;) &amp; &quot;'); &quot; &amp; [.$B$8] &amp; [.D34] &amp; [.$B$9]" office:value-type="string" office:string-value="INSERT INTO buckle(buckle_name, date_acquired) VALUES ('Transformers Autobots', '2012-09-09'); INSERT INTO buckle_image(filename, buckle_id) VALUES ('IMG_20131225_110749.jpg', currval('buckle_buckle_id_seq'));">
            <text:p>INSERT INTO buckle(buckle_name, date_acquired) VALUES ('Transformers Autobots', '2012-09-09'); INSERT INTO buckle_image(filename, buckle_id) VALUES ('IMG_20131225_110749.jpg', currval('buckle_buckle_id_seq'));</text:p>
          </table:table-cell>
          <table:table-cell office:value-type="string">
            <text:p>Transformers Autobots</text:p>
          </table:table-cell>
          <table:table-cell table:style-name="ce3" office:value-type="date" office:date-value="2012-09-09">
            <text:p>2012-09-09</text:p>
          </table:table-cell>
          <table:table-cell table:style-name="ce4" office:value-type="string">
            <text:p>IMG_20131225_110749</text:p>
          </table:table-cell>
          <table:table-cell/>
        </table:table-row>
        <table:table-row table:style-name="ro1">
          <table:table-cell table:formula="of:=[.$B$7] &amp; [.B35] &amp; &quot;', '&quot; &amp; TEXT([.C35]; &quot;YYYY-MM-DD&quot;) &amp; &quot;'); &quot; &amp; [.$B$8] &amp; [.D35] &amp; [.$B$9]" office:value-type="string" office:string-value="INSERT INTO buckle(buckle_name, date_acquired) VALUES ('Peace and Love', '2008-01-01'); INSERT INTO buckle_image(filename, buckle_id) VALUES ('IMG_20131225_105631.jpg', currval('buckle_buckle_id_seq'));">
            <text:p>INSERT INTO buckle(buckle_name, date_acquired) VALUES ('Peace and Love', '2008-01-01'); INSERT INTO buckle_image(filename, buckle_id) VALUES ('IMG_20131225_105631.jpg', currval('buckle_buckle_id_seq'));</text:p>
          </table:table-cell>
          <table:table-cell office:value-type="string">
            <text:p>Peace and Love</text:p>
          </table:table-cell>
          <table:table-cell table:style-name="ce3" office:value-type="date" office:date-value="2008-01-01">
            <text:p>2008-01-01</text:p>
          </table:table-cell>
          <table:table-cell table:style-name="ce4" office:value-type="string">
            <text:p>IMG_20131225_105631</text:p>
          </table:table-cell>
          <table:table-cell/>
        </table:table-row>
        <table:table-row table:style-name="ro1">
          <table:table-cell table:formula="of:=[.$B$7] &amp; [.B36] &amp; &quot;', '&quot; &amp; TEXT([.C36]; &quot;YYYY-MM-DD&quot;) &amp; &quot;'); &quot; &amp; [.$B$8] &amp; [.D36] &amp; [.$B$9]" office:value-type="string" office:string-value="INSERT INTO buckle(buckle_name, date_acquired) VALUES ('VW', '2013-12-24'); INSERT INTO buckle_image(filename, buckle_id) VALUES ('IMG_20131225_105458.jpg', currval('buckle_buckle_id_seq'));">
            <text:p>INSERT INTO buckle(buckle_name, date_acquired) VALUES ('VW', '2013-12-24'); INSERT INTO buckle_image(filename, buckle_id) VALUES ('IMG_20131225_105458.jpg', currval('buckle_buckle_id_seq'));</text:p>
          </table:table-cell>
          <table:table-cell office:value-type="string">
            <text:p>VW</text:p>
          </table:table-cell>
          <table:table-cell table:style-name="ce3" office:value-type="date" office:date-value="2013-12-24">
            <text:p>2013-12-24</text:p>
          </table:table-cell>
          <table:table-cell table:style-name="ce4" office:value-type="string">
            <text:p>IMG_20131225_105458</text:p>
          </table:table-cell>
          <table:table-cell/>
        </table:table-row>
        <table:table-row table:style-name="ro1">
          <table:table-cell table:formula="of:=[.$B$7] &amp; [.B37] &amp; &quot;', '&quot; &amp; TEXT([.C37]; &quot;YYYY-MM-DD&quot;) &amp; &quot;'); &quot; &amp; [.$B$8] &amp; [.D37] &amp; [.$B$9]" office:value-type="string" office:string-value="INSERT INTO buckle(buckle_name, date_acquired) VALUES ('AC/DC', '2008-01-01'); INSERT INTO buckle_image(filename, buckle_id) VALUES ('IMG_20131225_110417.jpg', currval('buckle_buckle_id_seq'));">
            <text:p>INSERT INTO buckle(buckle_name, date_acquired) VALUES ('AC/DC', '2008-01-01'); INSERT INTO buckle_image(filename, buckle_id) VALUES ('IMG_20131225_110417.jpg', currval('buckle_buckle_id_seq'));</text:p>
          </table:table-cell>
          <table:table-cell office:value-type="string">
            <text:p>AC/DC</text:p>
          </table:table-cell>
          <table:table-cell table:style-name="ce3" office:value-type="date" office:date-value="2008-01-01">
            <text:p>2008-01-01</text:p>
          </table:table-cell>
          <table:table-cell table:style-name="ce4" office:value-type="string">
            <text:p>IMG_20131225_110417</text:p>
          </table:table-cell>
          <table:table-cell/>
        </table:table-row>
        <table:table-row table:style-name="ro1">
          <table:table-cell table:formula="of:=[.$B$7] &amp; [.B38] &amp; &quot;', '&quot; &amp; TEXT([.C38]; &quot;YYYY-MM-DD&quot;) &amp; &quot;'); &quot; &amp; [.$B$8] &amp; [.D38] &amp; [.$B$9]" office:value-type="string" office:string-value="INSERT INTO buckle(buckle_name, date_acquired) VALUES ('Mr. Kebap', '2010-09-15'); INSERT INTO buckle_image(filename, buckle_id) VALUES ('IMG_20131225_110344.jpg', currval('buckle_buckle_id_seq'));">
            <text:p>INSERT INTO buckle(buckle_name, date_acquired) VALUES ('Mr. Kebap', '2010-09-15'); INSERT INTO buckle_image(filename, buckle_id) VALUES ('IMG_20131225_110344.jpg', currval('buckle_buckle_id_seq'));</text:p>
          </table:table-cell>
          <table:table-cell office:value-type="string">
            <text:p>Mr. Kebap</text:p>
          </table:table-cell>
          <table:table-cell table:style-name="ce3" office:value-type="date" office:date-value="2010-09-15">
            <text:p>2010-09-15</text:p>
          </table:table-cell>
          <table:table-cell table:style-name="ce4" office:value-type="string">
            <text:p>IMG_20131225_110344</text:p>
          </table:table-cell>
          <table:table-cell/>
        </table:table-row>
        <table:table-row table:style-name="ro1">
          <table:table-cell table:formula="of:=[.$B$7] &amp; [.B39] &amp; &quot;', '&quot; &amp; TEXT([.C39]; &quot;YYYY-MM-DD&quot;) &amp; &quot;'); &quot; &amp; [.$B$8] &amp; [.D39] &amp; [.$B$9]" office:value-type="string" office:string-value="INSERT INTO buckle(buckle_name, date_acquired) VALUES ('Québec', '2008-01-01'); INSERT INTO buckle_image(filename, buckle_id) VALUES ('IMG_20131225_105552.jpg', currval('buckle_buckle_id_seq'));">
            <text:p>INSERT INTO buckle(buckle_name, date_acquired) VALUES ('Québec', '2008-01-01'); INSERT INTO buckle_image(filename, buckle_id) VALUES ('IMG_20131225_105552.jpg', currval('buckle_buckle_id_seq'));</text:p>
          </table:table-cell>
          <table:table-cell office:value-type="string">
            <text:p>Québec</text:p>
          </table:table-cell>
          <table:table-cell table:style-name="ce3" office:value-type="date" office:date-value="2008-01-01">
            <text:p>2008-01-01</text:p>
          </table:table-cell>
          <table:table-cell table:style-name="ce4" office:value-type="string">
            <text:p>IMG_20131225_105552</text:p>
          </table:table-cell>
          <table:table-cell/>
        </table:table-row>
        <table:table-row table:style-name="ro1">
          <table:table-cell table:formula="of:=[.$B$7] &amp; [.B40] &amp; &quot;', '&quot; &amp; TEXT([.C40]; &quot;YYYY-MM-DD&quot;) &amp; &quot;'); &quot; &amp; [.$B$8] &amp; [.D40] &amp; [.$B$9]" office:value-type="string" office:string-value="INSERT INTO buckle(buckle_name, date_acquired) VALUES ('Fantôme de Pac-Man', '2008-01-01'); INSERT INTO buckle_image(filename, buckle_id) VALUES ('IMG_20131225_105639.jpg', currval('buckle_buckle_id_seq'));">
            <text:p>INSERT INTO buckle(buckle_name, date_acquired) VALUES ('Fantôme de Pac-Man', '2008-01-01'); INSERT INTO buckle_image(filename, buckle_id) VALUES ('IMG_20131225_105639.jpg', currval('buckle_buckle_id_seq'));</text:p>
          </table:table-cell>
          <table:table-cell office:value-type="string">
            <text:p>Fantôme de Pac-Man</text:p>
          </table:table-cell>
          <table:table-cell table:style-name="ce3" office:value-type="date" office:date-value="2008-01-01">
            <text:p>2008-01-01</text:p>
          </table:table-cell>
          <table:table-cell table:style-name="ce4" office:value-type="string">
            <text:p>IMG_20131225_105639</text:p>
          </table:table-cell>
          <table:table-cell/>
        </table:table-row>
        <table:table-row table:style-name="ro1">
          <table:table-cell table:formula="of:=[.$B$7] &amp; [.B41] &amp; &quot;', '&quot; &amp; TEXT([.C41]; &quot;YYYY-MM-DD&quot;) &amp; &quot;'); &quot; &amp; [.$B$8] &amp; [.D41] &amp; [.$B$9]" office:value-type="string" office:string-value="INSERT INTO buckle(buckle_name, date_acquired) VALUES ('Taureau longhorn', '2010-09-09'); INSERT INTO buckle_image(filename, buckle_id) VALUES ('IMG_20131225_105654.jpg', currval('buckle_buckle_id_seq'));">
            <text:p>INSERT INTO buckle(buckle_name, date_acquired) VALUES ('Taureau longhorn', '2010-09-09'); INSERT INTO buckle_image(filename, buckle_id) VALUES ('IMG_20131225_105654.jpg', currval('buckle_buckle_id_seq'));</text:p>
          </table:table-cell>
          <table:table-cell office:value-type="string">
            <text:p>Taureau longhorn</text:p>
          </table:table-cell>
          <table:table-cell table:style-name="ce3" office:value-type="date" office:date-value="2010-09-09">
            <text:p>2010-09-09</text:p>
          </table:table-cell>
          <table:table-cell table:style-name="ce4" office:value-type="string">
            <text:p>IMG_20131225_105654</text:p>
          </table:table-cell>
          <table:table-cell/>
        </table:table-row>
        <table:table-row table:style-name="ro1">
          <table:table-cell table:formula="of:=[.$B$7] &amp; [.B42] &amp; &quot;', '&quot; &amp; TEXT([.C42]; &quot;YYYY-MM-DD&quot;) &amp; &quot;'); &quot; &amp; [.$B$8] &amp; [.D42] &amp; [.$B$9]" office:value-type="string" office:string-value="INSERT INTO buckle(buckle_name, date_acquired) VALUES ('Cthulhu Waits', '2012-03-18'); INSERT INTO buckle_image(filename, buckle_id) VALUES ('IMG_20131225_105618.jpg', currval('buckle_buckle_id_seq'));">
            <text:p>INSERT INTO buckle(buckle_name, date_acquired) VALUES ('Cthulhu Waits', '2012-03-18'); INSERT INTO buckle_image(filename, buckle_id) VALUES ('IMG_20131225_105618.jpg', currval('buckle_buckle_id_seq'));</text:p>
          </table:table-cell>
          <table:table-cell office:value-type="string">
            <text:p>Cthulhu Waits</text:p>
          </table:table-cell>
          <table:table-cell table:style-name="ce3" office:value-type="date" office:date-value="2012-03-18">
            <text:p>2012-03-18</text:p>
          </table:table-cell>
          <table:table-cell table:style-name="ce4" office:value-type="string">
            <text:p>IMG_20131225_105618</text:p>
          </table:table-cell>
          <table:table-cell/>
        </table:table-row>
        <table:table-row table:style-name="ro1">
          <table:table-cell table:formula="of:=[.$B$7] &amp; [.B43] &amp; &quot;', '&quot; &amp; TEXT([.C43]; &quot;YYYY-MM-DD&quot;) &amp; &quot;'); &quot; &amp; [.$B$8] &amp; [.D43] &amp; [.$B$9]" office:value-type="string" office:string-value="INSERT INTO buckle(buckle_name, date_acquired) VALUES ('1-up / champignon rouge', '2012-02-01'); INSERT INTO buckle_image(filename, buckle_id) VALUES ('IMG_20131225_105706.jpg', currval('buckle_buckle_id_seq'));">
            <text:p>INSERT INTO buckle(buckle_name, date_acquired) VALUES ('1-up / champignon rouge', '2012-02-01'); INSERT INTO buckle_image(filename, buckle_id) VALUES ('IMG_20131225_105706.jpg', currval('buckle_buckle_id_seq'));</text:p>
          </table:table-cell>
          <table:table-cell office:value-type="string">
            <text:p>1-up / champignon rouge</text:p>
          </table:table-cell>
          <table:table-cell table:style-name="ce3" office:value-type="date" office:date-value="2012-02-01">
            <text:p>2012-02-01</text:p>
          </table:table-cell>
          <table:table-cell table:style-name="ce4" office:value-type="string">
            <text:p>IMG_20131225_105706</text:p>
          </table:table-cell>
          <table:table-cell office:value-type="string">
            <text:p>IMG_20131225_105714</text:p>
          </table:table-cell>
        </table:table-row>
        <table:table-row table:style-name="ro1">
          <table:table-cell table:formula="of:=[.$B$7] &amp; [.B44] &amp; &quot;', '&quot; &amp; TEXT([.C44]; &quot;YYYY-MM-DD&quot;) &amp; &quot;'); &quot; &amp; [.$B$8] &amp; [.D44] &amp; [.$B$9]" office:value-type="string" office:string-value="INSERT INTO buckle(buckle_name, date_acquired) VALUES ('Canadiens de Montréal', '2013-12-24'); INSERT INTO buckle_image(filename, buckle_id) VALUES ('IMG_20131225_105506.jpg', currval('buckle_buckle_id_seq'));">
            <text:p>INSERT INTO buckle(buckle_name, date_acquired) VALUES ('Canadiens de Montréal', '2013-12-24'); INSERT INTO buckle_image(filename, buckle_id) VALUES ('IMG_20131225_105506.jpg', currval('buckle_buckle_id_seq'));</text:p>
          </table:table-cell>
          <table:table-cell office:value-type="string">
            <text:p>Canadiens de Montréal</text:p>
          </table:table-cell>
          <table:table-cell table:style-name="ce3" office:value-type="date" office:date-value="2013-12-24">
            <text:p>2013-12-24</text:p>
          </table:table-cell>
          <table:table-cell table:style-name="ce4" office:value-type="string">
            <text:p>IMG_20131225_105506</text:p>
          </table:table-cell>
          <table:table-cell/>
        </table:table-row>
        <table:table-row table:style-name="ro1">
          <table:table-cell table:formula="of:=[.$B$7] &amp; [.B45] &amp; &quot;', '&quot; &amp; TEXT([.C45]; &quot;YYYY-MM-DD&quot;) &amp; &quot;'); &quot; &amp; [.$B$8] &amp; [.D45] &amp; [.$B$9]" office:value-type="string" office:string-value="INSERT INTO buckle(buckle_name, date_acquired) VALUES ('John Deere', '2008-01-01'); INSERT INTO buckle_image(filename, buckle_id) VALUES ('IMG_20131225_105607.jpg', currval('buckle_buckle_id_seq'));">
            <text:p>INSERT INTO buckle(buckle_name, date_acquired) VALUES ('John Deere', '2008-01-01'); INSERT INTO buckle_image(filename, buckle_id) VALUES ('IMG_20131225_105607.jpg', currval('buckle_buckle_id_seq'));</text:p>
          </table:table-cell>
          <table:table-cell office:value-type="string">
            <text:p>John Deere</text:p>
          </table:table-cell>
          <table:table-cell table:style-name="ce3" office:value-type="date" office:date-value="2008-01-01">
            <text:p>2008-01-01</text:p>
          </table:table-cell>
          <table:table-cell table:style-name="ce4" office:value-type="string">
            <text:p>IMG_20131225_105607</text:p>
          </table:table-cell>
          <table:table-cell/>
        </table:table-row>
        <table:table-row table:style-name="ro1">
          <table:table-cell table:formula="of:=[.$B$7] &amp; [.B46] &amp; &quot;', '&quot; &amp; TEXT([.C46]; &quot;YYYY-MM-DD&quot;) &amp; &quot;'); &quot; &amp; [.$B$8] &amp; [.D46] &amp; [.$B$9]" office:value-type="string" office:string-value="INSERT INTO buckle(buckle_name, date_acquired) VALUES ('Manette de NES', '2008-01-01'); INSERT INTO buckle_image(filename, buckle_id) VALUES ('IMG_20131225_110823.jpg', currval('buckle_buckle_id_seq'));">
            <text:p>INSERT INTO buckle(buckle_name, date_acquired) VALUES ('Manette de NES', '2008-01-01'); INSERT INTO buckle_image(filename, buckle_id) VALUES ('IMG_20131225_110823.jpg', currval('buckle_buckle_id_seq'));</text:p>
          </table:table-cell>
          <table:table-cell office:value-type="string">
            <text:p>Manette de NES</text:p>
          </table:table-cell>
          <table:table-cell table:style-name="ce3" office:value-type="date" office:date-value="2008-01-01">
            <text:p>2008-01-01</text:p>
          </table:table-cell>
          <table:table-cell table:style-name="ce4" office:value-type="string">
            <text:p>IMG_20131225_110823</text:p>
          </table:table-cell>
          <table:table-cell/>
        </table:table-row>
        <table:table-row table:style-name="ro1">
          <table:table-cell table:formula="of:=[.$B$7] &amp; [.B47] &amp; &quot;', '&quot; &amp; TEXT([.C47]; &quot;YYYY-MM-DD&quot;) &amp; &quot;'); &quot; &amp; [.$B$8] &amp; [.D47] &amp; [.$B$9]" office:value-type="string" office:string-value="INSERT INTO buckle(buckle_name, date_acquired) VALUES ('Cube Rubik', '2008-01-01'); INSERT INTO buckle_image(filename, buckle_id) VALUES ('IMG_20131225_110831.jpg', currval('buckle_buckle_id_seq'));">
            <text:p>INSERT INTO buckle(buckle_name, date_acquired) VALUES ('Cube Rubik', '2008-01-01'); INSERT INTO buckle_image(filename, buckle_id) VALUES ('IMG_20131225_110831.jpg', currval('buckle_buckle_id_seq'));</text:p>
          </table:table-cell>
          <table:table-cell office:value-type="string">
            <text:p>Cube Rubik</text:p>
          </table:table-cell>
          <table:table-cell table:style-name="ce3" office:value-type="date" office:date-value="2008-01-01">
            <text:p>2008-01-01</text:p>
          </table:table-cell>
          <table:table-cell table:style-name="ce4" office:value-type="string">
            <text:p>IMG_20131225_110831</text:p>
          </table:table-cell>
          <table:table-cell/>
        </table:table-row>
        <table:table-row table:style-name="ro1">
          <table:table-cell table:formula="of:=[.$B$7] &amp; [.B48] &amp; &quot;', '&quot; &amp; TEXT([.C48]; &quot;YYYY-MM-DD&quot;) &amp; &quot;'); &quot; &amp; [.$B$8] &amp; [.D48] &amp; [.$B$9]" office:value-type="string" office:string-value="INSERT INTO buckle(buckle_name, date_acquired) VALUES ('Débouche bière “Got Beer ?”', '2008-01-01'); INSERT INTO buckle_image(filename, buckle_id) VALUES ('IMG_20131225_105529.jpg', currval('buckle_buckle_id_seq'));">
            <text:p>INSERT INTO buckle(buckle_name, date_acquired) VALUES ('Débouche bière “Got Beer ?”', '2008-01-01'); INSERT INTO buckle_image(filename, buckle_id) VALUES ('IMG_20131225_105529.jpg', currval('buckle_buckle_id_seq'));</text:p>
          </table:table-cell>
          <table:table-cell office:value-type="string">
            <text:p>Débouche bière “Got Beer ?”</text:p>
          </table:table-cell>
          <table:table-cell table:style-name="ce3" office:value-type="date" office:date-value="2008-01-01">
            <text:p>2008-01-01</text:p>
          </table:table-cell>
          <table:table-cell table:style-name="ce4" office:value-type="string">
            <text:p>IMG_20131225_105529</text:p>
          </table:table-cell>
          <table:table-cell/>
        </table:table-row>
        <table:table-row table:style-name="ro1">
          <table:table-cell table:formula="of:=[.$B$7] &amp; [.B49] &amp; &quot;', '&quot; &amp; TEXT([.C49]; &quot;YYYY-MM-DD&quot;) &amp; &quot;'); &quot; &amp; [.$B$8] &amp; [.D49] &amp; [.$B$9]" office:value-type="string" office:string-value="INSERT INTO buckle(buckle_name, date_acquired) VALUES ('Flasque d''alcool', '2008-01-01'); INSERT INTO buckle_image(filename, buckle_id) VALUES ('IMG_20131225_105546.jpg', currval('buckle_buckle_id_seq'));">
            <text:p>INSERT INTO buckle(buckle_name, date_acquired) VALUES ('Flasque d''alcool', '2008-01-01'); INSERT INTO buckle_image(filename, buckle_id) VALUES ('IMG_20131225_105546.jpg', currval('buckle_buckle_id_seq'));</text:p>
          </table:table-cell>
          <table:table-cell office:value-type="string">
            <text:p>Flasque d''alcool</text:p>
          </table:table-cell>
          <table:table-cell table:style-name="ce3" office:value-type="date" office:date-value="2008-01-01">
            <text:p>2008-01-01</text:p>
          </table:table-cell>
          <table:table-cell office:value-type="string">
            <text:p>IMG_20131225_105546</text:p>
          </table:table-cell>
          <table:table-cell/>
        </table:table-row>
        <table:table-row table:style-name="ro1">
          <table:table-cell table:formula="of:=[.$B$7] &amp; [.B50] &amp; &quot;', '&quot; &amp; TEXT([.C50]; &quot;YYYY-MM-DD&quot;) &amp; &quot;'); &quot; &amp; [.$B$8] &amp; [.D50] &amp; [.$B$9]" office:value-type="string" office:string-value="INSERT INTO buckle(buckle_name, date_acquired) VALUES ('Batman', '2008-01-01'); INSERT INTO buckle_image(filename, buckle_id) VALUES ('IMG_20131225_110403.jpg', currval('buckle_buckle_id_seq'));">
            <text:p>INSERT INTO buckle(buckle_name, date_acquired) VALUES ('Batman', '2008-01-01'); INSERT INTO buckle_image(filename, buckle_id) VALUES ('IMG_20131225_110403.jpg', currval('buckle_buckle_id_seq'));</text:p>
          </table:table-cell>
          <table:table-cell office:value-type="string">
            <text:p>Batman</text:p>
          </table:table-cell>
          <table:table-cell table:style-name="ce3" office:value-type="date" office:date-value="2008-01-01">
            <text:p>2008-01-01</text:p>
          </table:table-cell>
          <table:table-cell table:style-name="ce4" office:value-type="string">
            <text:p>IMG_20131225_110403</text:p>
          </table:table-cell>
          <table:table-cell/>
        </table:table-row>
        <table:table-row table:style-name="ro1">
          <table:table-cell table:formula="of:=[.$B$7] &amp; [.B51] &amp; &quot;', '&quot; &amp; TEXT([.C51]; &quot;YYYY-MM-DD&quot;) &amp; &quot;'); &quot; &amp; [.$B$8] &amp; [.D51] &amp; [.$B$9]" office:value-type="string" office:string-value="INSERT INTO buckle(buckle_name, date_acquired) VALUES ('Superman', '2008-01-01'); INSERT INTO buckle_image(filename, buckle_id) VALUES ('IMG_20131225_110354.jpg', currval('buckle_buckle_id_seq'));">
            <text:p>INSERT INTO buckle(buckle_name, date_acquired) VALUES ('Superman', '2008-01-01'); INSERT INTO buckle_image(filename, buckle_id) VALUES ('IMG_20131225_110354.jpg', currval('buckle_buckle_id_seq'));</text:p>
          </table:table-cell>
          <table:table-cell office:value-type="string">
            <text:p>Superman</text:p>
          </table:table-cell>
          <table:table-cell table:style-name="ce3" office:value-type="date" office:date-value="2008-01-01">
            <text:p>2008-01-01</text:p>
          </table:table-cell>
          <table:table-cell table:style-name="ce4" office:value-type="string">
            <text:p>IMG_20131225_110354</text:p>
          </table:table-cell>
          <table:table-cell/>
        </table:table-row>
        <table:table-row table:style-name="ro1">
          <table:table-cell table:formula="of:=[.$B$7] &amp; [.B52] &amp; &quot;', '&quot; &amp; TEXT([.C52]; &quot;YYYY-MM-DD&quot;) &amp; &quot;'); &quot; &amp; [.$B$8] &amp; [.D52] &amp; [.$B$9]" office:value-type="string" office:string-value="INSERT INTO buckle(buckle_name, date_acquired) VALUES ('Rolling Stones', '2013-09-19'); INSERT INTO buckle_image(filename, buckle_id) VALUES ('IMG_20131225_110745.jpg', currval('buckle_buckle_id_seq'));">
            <text:p>INSERT INTO buckle(buckle_name, date_acquired) VALUES ('Rolling Stones', '2013-09-19'); INSERT INTO buckle_image(filename, buckle_id) VALUES ('IMG_20131225_110745.jpg', currval('buckle_buckle_id_seq'));</text:p>
          </table:table-cell>
          <table:table-cell office:value-type="string">
            <text:p>Rolling Stones</text:p>
          </table:table-cell>
          <table:table-cell table:style-name="ce3" office:value-type="date" office:date-value="2013-09-19">
            <text:p>2013-09-19</text:p>
          </table:table-cell>
          <table:table-cell table:style-name="ce4" office:value-type="string">
            <text:p>IMG_20131225_110745</text:p>
          </table:table-cell>
          <table:table-cell/>
        </table:table-row>
        <table:table-row table:style-name="ro1">
          <table:table-cell table:formula="of:=[.$B$7] &amp; [.B53] &amp; &quot;', '&quot; &amp; TEXT([.C53]; &quot;YYYY-MM-DD&quot;) &amp; &quot;'); &quot; &amp; [.$B$8] &amp; [.D53] &amp; [.$B$9]" office:value-type="string" office:string-value="INSERT INTO buckle(buckle_name, date_acquired) VALUES ('Snowmobiler', '2013-09-19'); INSERT INTO buckle_image(filename, buckle_id) VALUES ('IMG_20131225_105301.jpg', currval('buckle_buckle_id_seq'));">
            <text:p>INSERT INTO buckle(buckle_name, date_acquired) VALUES ('Snowmobiler', '2013-09-19'); INSERT INTO buckle_image(filename, buckle_id) VALUES ('IMG_20131225_105301.jpg', currval('buckle_buckle_id_seq'));</text:p>
          </table:table-cell>
          <table:table-cell office:value-type="string">
            <text:p>Snowmobiler</text:p>
          </table:table-cell>
          <table:table-cell table:style-name="ce3" office:value-type="date" office:date-value="2013-09-19">
            <text:p>2013-09-19</text:p>
          </table:table-cell>
          <table:table-cell table:style-name="ce4" office:value-type="string">
            <text:p>IMG_20131225_105301</text:p>
          </table:table-cell>
          <table:table-cell/>
        </table:table-row>
        <table:table-row table:style-name="ro1">
          <table:table-cell table:formula="of:=[.$B$7] &amp; [.B54] &amp; &quot;', '&quot; &amp; TEXT([.C54]; &quot;YYYY-MM-DD&quot;) &amp; &quot;'); &quot; &amp; [.$B$8] &amp; [.D54] &amp; [.$B$9]" office:value-type="string" office:string-value="INSERT INTO buckle(buckle_name, date_acquired) VALUES ('Jack Daniel''s old timer', '2013-09-19'); INSERT INTO buckle_image(filename, buckle_id) VALUES ('IMG_20131225_105613.jpg', currval('buckle_buckle_id_seq'));">
            <text:p>INSERT INTO buckle(buckle_name, date_acquired) VALUES ('Jack Daniel''s old timer', '2013-09-19'); INSERT INTO buckle_image(filename, buckle_id) VALUES ('IMG_20131225_105613.jpg', currval('buckle_buckle_id_seq'));</text:p>
          </table:table-cell>
          <table:table-cell office:value-type="string">
            <text:p>Jack Daniel''s old timer</text:p>
          </table:table-cell>
          <table:table-cell table:style-name="ce3" office:value-type="date" office:date-value="2013-09-19">
            <text:p>2013-09-19</text:p>
          </table:table-cell>
          <table:table-cell table:style-name="ce4" office:value-type="string">
            <text:p>IMG_20131225_105613</text:p>
          </table:table-cell>
          <table:table-cell/>
        </table:table-row>
        <table:table-row table:style-name="ro1">
          <table:table-cell table:formula="of:=[.$B$7] &amp; [.B55] &amp; &quot;', '&quot; &amp; TEXT([.C55]; &quot;YYYY-MM-DD&quot;) &amp; &quot;'); &quot; &amp; [.$B$8] &amp; [.D55] &amp; [.$B$9]" office:value-type="string" office:string-value="INSERT INTO buckle(buckle_name, date_acquired) VALUES ('Jack Daniel''s White Rabbit Saloon', '2007-12-24'); INSERT INTO buckle_image(filename, buckle_id) VALUES ('IMG_20131225_105559.jpg', currval('buckle_buckle_id_seq'));">
            <text:p>INSERT INTO buckle(buckle_name, date_acquired) VALUES ('Jack Daniel''s White Rabbit Saloon', '2007-12-24'); INSERT INTO buckle_image(filename, buckle_id) VALUES ('IMG_20131225_105559.jpg', currval('buckle_buckle_id_seq'));</text:p>
          </table:table-cell>
          <table:table-cell office:value-type="string">
            <text:p>Jack Daniel''s White Rabbit Saloon</text:p>
          </table:table-cell>
          <table:table-cell table:style-name="ce3" office:value-type="date" office:date-value="2007-12-24">
            <text:p>2007-12-24</text:p>
          </table:table-cell>
          <table:table-cell table:style-name="ce4" office:value-type="string">
            <text:p>IMG_20131225_105559</text:p>
          </table:table-cell>
          <table:table-cell/>
        </table:table-row>
        <table:table-row table:style-name="ro1">
          <table:table-cell table:formula="of:=[.$B$7] &amp; [.B56] &amp; &quot;', '&quot; &amp; TEXT([.C56]; &quot;YYYY-MM-DD&quot;) &amp; &quot;'); &quot; &amp; [.$B$8] &amp; [.D56] &amp; [.$B$9]" office:value-type="string" office:string-value="INSERT INTO buckle(buckle_name, date_acquired) VALUES ('Jack Daniel''s ours', '2012-09-09'); INSERT INTO buckle_image(filename, buckle_id) VALUES ('IMG_20131225_105536.jpg', currval('buckle_buckle_id_seq'));">
            <text:p>INSERT INTO buckle(buckle_name, date_acquired) VALUES ('Jack Daniel''s ours', '2012-09-09'); INSERT INTO buckle_image(filename, buckle_id) VALUES ('IMG_20131225_105536.jpg', currval('buckle_buckle_id_seq'));</text:p>
          </table:table-cell>
          <table:table-cell office:value-type="string">
            <text:p>Jack Daniel''s ours</text:p>
          </table:table-cell>
          <table:table-cell table:style-name="ce3" office:value-type="date" office:date-value="2012-09-09">
            <text:p>2012-09-09</text:p>
          </table:table-cell>
          <table:table-cell table:style-name="ce4" office:value-type="string">
            <text:p>IMG_20131225_105536</text:p>
          </table:table-cell>
          <table:table-cell/>
        </table:table-row>
        <table:table-row table:style-name="ro1">
          <table:table-cell table:formula="of:=[.$B$7] &amp; [.B57] &amp; &quot;', '&quot; &amp; TEXT([.C57]; &quot;YYYY-MM-DD&quot;) &amp; &quot;'); &quot; &amp; [.$B$8] &amp; [.D57] &amp; [.$B$9]" office:value-type="string" office:string-value="INSERT INTO buckle(buckle_name, date_acquired) VALUES ('Jack Daniel''s chevaux', '2013-02-02'); INSERT INTO buckle_image(filename, buckle_id) VALUES ('IMG_20131225_105517.jpg', currval('buckle_buckle_id_seq'));">
            <text:p>INSERT INTO buckle(buckle_name, date_acquired) VALUES ('Jack Daniel''s chevaux', '2013-02-02'); INSERT INTO buckle_image(filename, buckle_id) VALUES ('IMG_20131225_105517.jpg', currval('buckle_buckle_id_seq'));</text:p>
          </table:table-cell>
          <table:table-cell office:value-type="string">
            <text:p>Jack Daniel''s chevaux</text:p>
          </table:table-cell>
          <table:table-cell table:style-name="ce3" office:value-type="date" office:date-value="2013-02-02">
            <text:p>2013-02-02</text:p>
          </table:table-cell>
          <table:table-cell office:value-type="string">
            <text:p>IMG_20131225_105517</text:p>
          </table:table-cell>
          <table:table-cell/>
        </table:table-row>
        <table:table-row table:style-name="ro1">
          <table:table-cell table:formula="of:=[.$B$7] &amp; [.B58] &amp; &quot;', '&quot; &amp; TEXT([.C58]; &quot;YYYY-MM-DD&quot;) &amp; &quot;'); &quot; &amp; [.$B$8] &amp; [.D58] &amp; [.$B$9]" office:value-type="string" office:string-value="INSERT INTO buckle(buckle_name, date_acquired) VALUES ('Trèfle à quatre feuilles', '2013-08-08'); INSERT INTO buckle_image(filename, buckle_id) VALUES ('IMG_20131225_105624.jpg', currval('buckle_buckle_id_seq'));">
            <text:p>INSERT INTO buckle(buckle_name, date_acquired) VALUES ('Trèfle à quatre feuilles', '2013-08-08'); INSERT INTO buckle_image(filename, buckle_id) VALUES ('IMG_20131225_105624.jpg', currval('buckle_buckle_id_seq'));</text:p>
          </table:table-cell>
          <table:table-cell office:value-type="string">
            <text:p>Trèfle à quatre feuilles</text:p>
          </table:table-cell>
          <table:table-cell table:style-name="ce3" office:value-type="date" office:date-value="2013-08-08">
            <text:p>2013-08-08</text:p>
          </table:table-cell>
          <table:table-cell office:value-type="string">
            <text:p>IMG_20131225_105624</text:p>
          </table:table-cell>
          <table:table-cell/>
        </table:table-row>
        <table:table-row table:style-name="ro1" table:number-rows-repeated="104851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25T12:06:44</dc:date>
    <dc:creator>Cedric Taschereau</dc:creator>
    <meta:generator>LibreOffice/3.6$Linux_X86_64 LibreOffice_project/360m1$Build-2</meta:generator>
    <meta:editing-duration>PT12M27S</meta:editing-duration>
    <meta:editing-cycles>5</meta:editing-cycles>
    <meta:document-statistic meta:table-count="1" meta:cell-count="185" meta:object-count="0"/>
  </office:meta>
</office:document-meta>
</file>